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paragraph-rsid="000b0071"/>
    </style:style>
    <style:style style:name="T1" style:family="text">
      <style:text-properties style:text-position="0% 100%" style:font-name="Liberation Sans" officeooo:rsid="018a2c03"/>
    </style:style>
    <style:style style:name="T2" style:family="text">
      <style:text-properties officeooo:rsid="03a1d909"/>
    </style:style>
    <style:style style:name="T3" style:family="text">
      <style:text-properties officeooo:rsid="0017b182"/>
    </style:style>
    <style:style style:name="T4" style:family="text">
      <style:text-properties officeooo:rsid="02787393"/>
    </style:style>
    <style:style style:name="T5" style:family="text">
      <style:text-properties officeooo:rsid="00183f9a"/>
    </style:style>
    <style:style style:name="T6" style:family="text">
      <style:text-properties officeooo:rsid="027a3577"/>
    </style:style>
    <style:style style:name="T7" style:family="text">
      <style:text-properties officeooo:rsid="001a0412"/>
    </style:style>
    <style:style style:name="T8" style:family="text">
      <style:text-properties officeooo:rsid="03a386f1"/>
    </style:style>
    <style:style style:name="T9" style:family="text">
      <style:text-properties officeooo:rsid="018c859f"/>
    </style:style>
    <style:style style:name="T10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ext:p text:style-name="P1">Светает. </text:p>
      <text:p text:style-name="P1">Мутно-серый потолок налёг на нескончаемые стены мглистых стволов, опутанны<text:span text:style-name="T2">е</text:span> сетью чёрно-голодных ветвей и веточек в потёках жухло-жестяной листвы. </text:p>
      <text:p text:style-name="P1">Вдоль корявого асфальта метутся, змеясь, сбившиеся с орбит кометы позёмки, взвихр<text:span text:style-name="T3">я</text:span>я тощие струи сухой снежной пыли. </text:p>
      <text:p text:style-name="P1">Ветер попутный. В спину. Дуй, приятель! Дарёную тёткой куфайку продуешь ты чёрта с два. </text:p>
      <text:p text:style-name="P1">Голова туго обтянута шерстяным колпаком: «петух» называется. Ноги в грубых солдатских полуботинках, на две пары носко<text:span text:style-name="T4">в</text:span>, споро верстают простёртую до горизонта дорогу, вслед за уносящейся в бесконечность позёмкой. </text:p>
      <text:p text:style-name="P1">Дуй, кудрявый! Ещё греки знали, что под флейту легче делать «ать-два». Крепкая одёжка, дальний путь-дорожка: чего ещё надо для счастья? </text:p>
      <text:p text:style-name="P1"/>
      <text:p text:style-name="P1">Лесополоса расступилась, пропуская уходящую от шоссе грунтовку. В расселину выглянуло удивлённое поле: кто тут такой счастливый? </text:p>
      <text:p text:style-name="P1">И от этого поля, и что есть впереди дорога, и что утро такое хмурое, и оттого как струится за ветром бледно-прозрачный дымок белого снега — стало вдруг безудержно радостно, прихлынул неуёмный восторг выше горла и выплеснул возглас в пустынную муть: </text:p>
      <text:p text:style-name="P1">- Ай эм хэппи! </text:p>
      <text:p text:style-name="P1">Кутерьму крупиц на дороге, словно зеркало, повторяет круговерть низко мчащихся облаков. </text:p>
      <text:p text:style-name="P1">- Эм хэппи,- на этот раз почему-то с угрозой и чуть вопросительно. </text:p>
      <text:p text:style-name="P1">- Хэппи!- совсем уже грустно.</text:p>
      <text:p text:style-name="P1"/>
      <text:p text:style-name="P1">Да. Недолго музыка играла. Где оно счастье? Только в прошлом, или в будущем. Ищи-свищи. </text:p>
      <text:p text:style-name="P1">А если и нaбреду на крупицу крохотную — вот как только что — то всегда в одиночку.</text:p>
      <text:p text:style-name="P1"><text:s/>Отчего так? Обидно малость. Вот если б она рядом. Хотя нет, марш-броски ни к чему ей.</text:p>
      <text:p text:style-name="P1"><text:s/>Или пусть увидала б: на экране, во сне, где угодно — это вот утро, споконвечную эту дорогу, на ней путника… </text:p>
      <text:p text:style-name="P1">Идиот! И когда уж тебе <text:span text:style-name="T5">дойдёт</text:span>, соплежуй несчастный! </text:p>
      <text:p text:style-name="P1">Не существует никакой вовсе «оны» в природе, а есть лишь невнятные, сентиментально-слюнявые мечтанья твои, придурок, толком неясные и самому. </text:p>
      <text:p text:style-name="P1">Невразумительная смесь неземной красы со страстью к утехам отнюдь не небесным; сочетание холодно-острого ума с нежно-<text:span text:style-name="T5">пылк</text:span>им влагалищем вожделеющим лишь к тебе.</text:p>
      <text:p text:style-name="P1"><text:s/>Много хочешь, малый. Ты выстроил мост на верхушке горы и ждёшь, чтоб под ним побежала речка. </text:p>
      <text:p text:style-name="P1">И кроме: для получения чего-бы-то-ни-было надо давать <text:span text:style-name="T2">хоть </text:span>что-<text:span text:style-name="T2">бы-</text:span>то-<text:span text:style-name="T2">да-</text:span>нибудь. </text:p>
      <text:p text:style-name="P1">А что, распролюбезный, имеете предложить? Тёткой д<text:span text:style-name="T5">á</text:span>реную куфайку? Оно, канешно, вещь практичная. Дней пяток всего как надёванная. Что? У вас и деньги есть? Цельных полста целковых? Ну, так отминусуй десятку на автобус до Москвы, четвертак на самолёт и пятёрку на электричку от Киева. </text:p>
      <text:p text:style-name="P1">А на харч уйдёт сколько? Так за какие тя шиши любить безумными страстями? </text:p>
      <text:p text:style-name="P1">Лучше подотри-ка нюни, да шагай себе и шагай. Дело тебе знакомое, привычное даже. </text:p>
      <text:p text:style-name="P1"/>
      <text:p text:style-name="P1">И он шагал, наступая на хвосты прозрачных лент позёмки. </text:p>
      <text:p text:style-name="P1">Каждый шаг ничем не отличался от предыдущего и от следующего, с каждым шагом ни на йоту не менялись ни колд<text:span text:style-name="T5">ó</text:span>бая дорога, ни низкое небо, ни лесополосы по бокам. </text:p>
      <text:p text:style-name="P1">Всё то же. Всё так же. Всё движется и остаётся таким же. </text:p>
      <text:p text:style-name="P1">Изредка приближались и отставали бетонные столбики с цифрами на голубых жестянках. </text:p>
      <text:p text:style-name="P1"><text:soft-page-break/>Несколько часов кряду такой ходьбы, пусть даже налегке, порожняком, и начнётся ломотное нытьё в плечах. Это он знал. </text:p>
      <text:p text:style-name="P1">Но сегодня до этого не дойдёт. К райцентру пятнадцать вёрст, сказал дядя. А там уж пойдут транспорт<text:span text:style-name="T5">н</text:span>ые услуги <text:span text:style-name="T5">развитой</text:span> цивилизации. </text:p>
      <text:p text:style-name="P1">Что-то завиднелось вдали на обочине. Неподвижный крупный предмет. </text:p>
      <text:p text:style-name="P1">Уцепившись взглядом за эту неподвижную непонятность средь всеобщего хаотичного шевеления, он приближался, гадая: что бы могло быть? </text:p>
      <text:p text:style-name="P1">Какая-то техника. </text:p>
      <text:p text:style-name="P1">Ага. </text:p>
      <text:p text:style-name="P1">Какая? </text:p>
      <text:p text:style-name="P1">Ну, мало ли наклёпано всяких для сельхозработ. Ближе подойдём тогда и… </text:p>
      <text:p text:style-name="P1">В паху явно наклюнулось жжение. </text:p>
      <text:p text:style-name="P1">Да погоди ты со своими позывами. </text:p>
      <text:p text:style-name="P1">Точно — техника, хотя из другой сферы. </text:p>
      <text:p text:style-name="P1">Он остановился у окрашенного в мандариново-жёлтый цвет дорожного катка. </text:p>
      <text:p text:style-name="P1">Надо ж куда занесло тебя, болезный. Зябко, небось? То-то. Привык, чай, к тропикам асфальтным? К пылу да жару битумному. Как зимовать-то думаешь? С перелётными не упорхнёшь: на подъём тяжек. Да и поздно уж. Берлогу рыть нечем. Профиль у бедолаги другой. Один исход — анабиоз. Вмерзай в среду окружающую, как всякие там хладно-кровно-земно-водные. Хотя, пожалуй, тоже не сахар. </text:p>
      <text:p text:style-name="P1">Он излил сочувствие на россыпь некрупного щебня. Застегнулся. Переступил тёмное пятно, часа два тому бывшее чаем, что сготовила жена дяди на посошок. </text:p>
      <text:p text:style-name="P1">Всё течёт, всё изменяется. Один и тот же чай нельзя <text:span text:style-name="T6">излить</text:span> дважды. </text:p>
      <text:p text:style-name="P1"/>
      <text:p text:style-name="P1">В деревню, откуда он сейчас шёл, это был второй его приезд. Хотя, конечно, в первый раз не сам ехал, а был привезён. </text:p>
      <text:p text:style-name="P1">В то лето дни длились по веку, неспешные, как спокойный ручей, беззвучно кативший гладкую воду, разделяя деревню на ихних и наших. </text:p>
      <text:p text:style-name="P1">Тихо катит ручей по песчаному дну. Воды по колено. Чуть вверх по течению попадаешь в зелено-сумрачный туннель меж непролазного ивняка. </text:p>
      <text:p text:style-name="P1">Мальки тычутся в икры и чуть слышно скребут. Малость жутко, особенно если тебе двенадцать лет и наслушался рассказов про пиявок и «конский волос». </text:p>
      <text:p text:style-name="P1">А за деревней — не близко, с час, может, ходу — речка Мостья. Неширокая, но плавать можно. И он плыл к ярко-травному тому берегу, подталкивая красно-синий резиновый мяч, взг<text:span text:style-name="T7">л</text:span>ядывая на пятно своего лица отражённо<text:span text:style-name="T8">е</text:span> в мокрых вёртких боках мяча. </text:p>
      <text:p text:style-name="P1">А может мяч тот, и другой берег были у иной речки его детства, но <text:span text:style-name="T8">то, </text:span>что и в эту речку он входил — было. </text:p>
      <text:p text:style-name="P1">Двадцать лет назад. </text:p>
      <text:p text:style-name="P1"/>
      <text:p text:style-name="P1">Двадцать лет спустя, во второй приезд, в неё он уже не вошёл. Холодно. Осень. </text:p>
      <text:p text:style-name="P1">Пусто в плавно разгонистых волнах полей. Пусто в деревне. </text:p>
      <text:p text:style-name="P1">На каждом шагу развалины — кирпичные останки домов, обросшие жёсткими травами.</text:p>
      <text:p text:style-name="P1"><text:s/>Мамай прошёл. </text:p>
      <text:p text:style-name="P1">Уцелевшие безмолвны, приземисты, словно вдавлены океаном <text:span text:style-name="T7">блёклого</text:span> неба. Марианская впадина. </text:p>
      <text:p text:style-name="P1"/>
      <text:p text:style-name="P1">- Вы к кому? </text:p>
      <text:p text:style-name="P1">- <text:span text:style-name="T7">К Сергею Михалычу Огольцову.</text:span></text:p>
      <text:p text:style-name="P1">- А сами-то кто будете? </text:p>
      <text:p text:style-name="P1"><text:soft-page-break/>- <text:span text:style-name="T7">Сергей Огольцов</text:span>. </text:p>
      <text:p text:style-name="P1">- Выходит, племяш?- скоро догадалась она. </text:p>
      <text:p text:style-name="P1">- Он самый,- согласился он, сдерживая улыбку. </text:p>
      <text:p text:style-name="P1">Она позвала пройти в комнату, сетуя, что дядька только что вот укатил с перерыва, похвалила вещунью кошку, с утра пораньше намывавшую гостей, и вернулась на кухню к большой русской печи <text:span text:style-name="T6">и </text:span>мерным ходикам на стене, к покрытому давней клеёнкой столу с фанерными дверцами, под неотступно молчащие взгляды разнокалиберных фотографий из угла меж двух окон. </text:p>
      <text:p text:style-name="P1"/>
      <text:p text:style-name="P1">Он сидел привалившись к спинке дивана, разглядывая внутренности единственной комнаты с камен<text:span text:style-name="T7">н</text:span>ой печуркой напротив <text:span text:style-name="T7">себя</text:span>, от которой кругло-гладкая серая труба из азбесто-<text:span text:style-name="T7">бетона</text:span> шла кверху, а у потолка преломлялась к кухонной стене. </text:p>
      <text:p text:style-name="P1"><text:span text:style-name="T7">У</text:span> противоположной стен<text:span text:style-name="T7">ы, вслед за печкой,</text:span> стояла широкая кровать с крашенными железными ногами и прутьями, с подушечным бастионом <text:span text:style-name="T6">перед</text:span> распятым на гвоздиках ковриком где, в какую-то из тысячи и одной ночей, молодчик умыка<text:span text:style-name="T6">ет</text:span> красавицу на плюшевом скакуне, а подельник его н<text:span text:style-name="T6">есётся</text:span> следом, озираясь к минарет<text:span text:style-name="T6">а</text:span>м спящего города. </text:p>
      <text:p text:style-name="P1">В углу комнаты их поджидал коричневый шкаф. </text:p>
      <text:p text:style-name="P1">По эту сторону, впритык к дивану, стол с задвинутыми под него стульями, два арочных окошка в палисадник и, у глухой стены к соседям, телевизор на высокой этажерке. От него к двери <text:span text:style-name="T7">на кухню про</text:span>стелился половик-дорожка, а над головой—в том же направлении—<text:span text:style-name="T9">идут</text:span> доски потолка: голые, синие. </text:p>
      <text:p text:style-name="P1"/>
      <text:p text:style-name="P1">Она позвякивала посудой на кухне, <text:span text:style-name="T6">изредка </text:span>подходя <text:s/>к двери в комнату — поинтересоваться здоровы ль родители, где и кем он работает. </text:p>
      <text:p text:style-name="P1">По осторожности этих вопросов он понял — ей известно. Да и как не знать? Папенька, выйдя на пенсию, чуть не каждое лето ездит сюда вместе с внучкой. Поделился, поди, с братом-то. </text:p>
      <text:p text:style-name="P1">В кухне стукнула входная дверь. </text:p>
      <text:p text:style-name="P1">- Бабань! Две пятёрки! </text:p>
      <text:p text:style-name="P1">- Пришёл?- с ласковой строгостью отозвалась она.- Снимай куртку. Да не шебушись так-то. С дядей иди поздоровайся, (<text:span text:style-name="T10">на спрошенное шёпотом</text:span>) мамы твоей брат двоюродный.</text:p>
      <text:p text:style-name="P1">Из-за дверной ручки осторожно выглядывает лицо мальчика с рассыпчатым вихорком над правой залысинкой крутого лба (корова лизнула), с не-детски серьёзным взглядом и, после протяжного «здравствуйте», снова скрывается неслышно расспрашивать бабушку. </text:p>
      <text:p text:style-name="P1">- Лены папа,- отвечала она, собирая поесть.- Помнишь, приезжала в то лето к бабушке Саше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33:01.422968291</meta:creation-date>
    <dc:date>2017-03-03T17:33:08.171951053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4" meta:word-count="1182" meta:character-count="7790" meta:non-whitespace-character-count="6600"/>
    <meta:generator>LibreOffice/4.3.3.2$Linux_x86 LibreOffice_project/430m0$Build-2</meta:generator>
  </office:meta>
</office:document-meta>
</file>